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F000000EB96333116.png" manifest:media-type="image/png"/>
  <manifest:file-entry manifest:full-path="Pictures/100000000000032F00000129990437E8.png" manifest:media-type="image/png"/>
  <manifest:file-entry manifest:full-path="Pictures/1000000000000297000000FD23F64743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1E8000000BF7DCCB383.png" manifest:media-type="image/png"/>
  <manifest:file-entry manifest:full-path="Pictures/10000000000002270000008CDAD338C9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0EF0000009C48024B03.png" manifest:media-type="image/png"/>
  <manifest:file-entry manifest:full-path="Pictures/1000000000000204000000CA6064AA7B.png" manifest:media-type="image/png"/>
  <manifest:file-entry manifest:full-path="Pictures/100000000000016A000000ABBAB39106.png" manifest:media-type="image/png"/>
  <manifest:file-entry manifest:full-path="Pictures/1000000000000282000000B497629085.png" manifest:media-type="image/png"/>
  <manifest:file-entry manifest:full-path="Pictures/1000000000000142000000B5E5E5C600.png" manifest:media-type="image/png"/>
  <manifest:file-entry manifest:full-path="Pictures/1000000000000224000000EEE94425CA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line-height="150%" fo:text-align="end"/>
      <style:text-properties fo:font-size="12pt"/>
    </style:style>
    <style:style style:name="P21" style:family="paragraph">
      <style:text-properties fo:font-size="26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draw:line draw:style-name="gr9" draw:text-style-name="P4" draw:layer="layout" svg:x1="7.62cm" svg:y1="11.684cm" svg:x2="9.652cm" svg:y2="11.684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7" draw:text-style-name="P4" draw:layer="layout" svg:x1="5.842cm" svg:y1="15.394cm" svg:x2="10.414cm" svg:y2="15.394cm">
          <text:p/>
        </draw:line>
        <draw:line draw:style-name="gr7" draw:text-style-name="P4" draw:layer="layout" svg:x1="5.842cm" svg:y1="15.902cm" svg:x2="11.938cm" svg:y2="15.902cm">
          <text:p/>
        </draw:line>
        <draw:line draw:style-name="gr7" draw:text-style-name="P4" draw:layer="layout" svg:x1="5.842cm" svg:y1="16.356cm" svg:x2="9.652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4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4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9"><text:span text:style-name="T7">We need to add the </text:span><text:span text:style-name="T14">$resource</text:span><text:span text:style-name="T7"> service, and also a *** called </text:span><text:span text:style-name="T14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20"><text:span text:style-name="T6">August 7 2014</text:span></text:p>
            <text:p text:style-name="P20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 text:style-name="P21"><text:span text:style-name="T8">Consume RESTful APIs with $resource and Restangular</text:span></text:p>
          </draw:text-box>
        </draw:frame>
        <draw:frame draw:style-name="gr1" draw:text-style-name="P4" draw:layer="layout" svg:width="8.572cm" svg:height="4.814cm" svg:x="2.55cm" svg:y="10.16cm">
          <draw:image xlink:href="Pictures/1000000000000142000000B5E5E5C600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7" draw:text-style-name="P4" draw:layer="layout" svg:x1="3.81cm" svg:y1="12.954cm" svg:x2="9.906cm" svg:y2="12.954cm">
          <text:p/>
        </draw:line>
        <draw:line draw:style-name="gr7" draw:text-style-name="P4" draw:layer="layout" svg:x1="3.81cm" svg:y1="13.462cm" svg:x2="10.668cm" svg:y2="13.462cm">
          <text:p/>
        </draw:line>
        <draw:line draw:style-name="gr7" draw:text-style-name="P4" draw:layer="layout" svg:x1="18.034cm" svg:y1="13.77cm" svg:x2="20.574cm" svg:y2="13.77cm">
          <text:p/>
        </draw:line>
        <draw:line draw:style-name="gr7" draw:text-style-name="P4" draw:layer="layout" svg:x1="18.034cm" svg:y1="16.277cm" svg:x2="19.812cm" svg:y2="16.277cm">
          <text:p/>
        </draw:line>
        <draw:line draw:style-name="gr7" draw:text-style-name="P4" draw:layer="layout" svg:x1="14.478cm" svg:y1="19.812cm" svg:x2="17.272cm" svg:y2="19.812cm">
          <text:p/>
        </draw:line>
        <draw:line draw:style-name="gr7" draw:text-style-name="P4" draw:layer="layout" svg:x1="17.78cm" svg:y1="19.812cm" svg:x2="21.336cm" svg:y2="19.812cm">
          <text:p/>
        </draw:lin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a Teams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1T12:17:51.851057311</dc:date>
    <dc:creator>John Schmidt</dc:creator>
    <meta:editing-duration>PT16H48M35S</meta:editing-duration>
    <meta:editing-cycles>113</meta:editing-cycles>
    <meta:generator>LibreOffice/4.2.4.2$Linux_X86_64 LibreOffice_project/420m0$Build-2</meta:generator>
    <meta:document-statistic meta:object-count="311"/>
  </office:meta>
</office:document-meta>
</file>